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3/content.xml" manifest:media-type="text/xml"/>
  <manifest:file-entry manifest:full-path="Object 23/styles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472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8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0.3783in"/>
    </style:style>
    <style:style style:name="co9" style:family="table-column">
      <style:table-column-properties fo:break-before="auto" style:column-width="0.4in"/>
    </style:style>
    <style:style style:name="co10" style:family="table-column">
      <style:table-column-properties fo:break-before="auto" style:column-width="0.3571in"/>
    </style:style>
    <style:style style:name="co11" style:family="table-column">
      <style:table-column-properties fo:break-before="auto" style:column-width="0.4217in"/>
    </style:style>
    <style:style style:name="co12" style:family="table-column">
      <style:table-column-properties fo:break-before="auto" style:column-width="0.389in"/>
    </style:style>
    <style:style style:name="co13" style:family="table-column">
      <style:table-column-properties fo:break-before="auto" style:column-width="0.5717in"/>
    </style:style>
    <style:style style:name="co14" style:family="table-column">
      <style:table-column-properties fo:break-before="auto" style:column-width="0.5465in"/>
    </style:style>
    <style:style style:name="co15" style:family="table-column">
      <style:table-column-properties fo:break-before="auto" style:column-width="0.45in"/>
    </style:style>
    <style:style style:name="co16" style:family="table-column">
      <style:table-column-properties fo:break-before="auto" style:column-width="0.6217in"/>
    </style:style>
    <style:style style:name="co17" style:family="table-column">
      <style:table-column-properties fo:break-before="auto" style:column-width="1.4043in"/>
    </style:style>
    <style:style style:name="co18" style:family="table-column">
      <style:table-column-properties fo:break-before="auto" style:column-width="2.0618in"/>
    </style:style>
    <style:style style:name="co19" style:family="table-column">
      <style:table-column-properties fo:break-before="auto" style:column-width="0.3752in"/>
    </style:style>
    <style:style style:name="co20" style:family="table-column">
      <style:table-column-properties fo:break-before="auto" style:column-width="6.7866in"/>
    </style:style>
    <style:style style:name="co21" style:family="table-column">
      <style:table-column-properties fo:break-before="auto" style:column-width="1.4362in"/>
    </style:style>
    <style:style style:name="co22" style:family="table-column">
      <style:table-column-properties fo:break-before="auto" style:column-width="0.889in"/>
    </style:style>
    <style:style style:name="co23" style:family="table-column">
      <style:table-column-properties fo:break-before="auto" style:column-width="0.5602in"/>
    </style:style>
    <style:style style:name="co24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start" fo:margin-left="0in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weight="bold" style:font-name-asian="Droid Sans Fallback" style:font-weight-asian="bold" style:font-weight-complex="bold"/>
    </style:style>
    <style:style style:name="T3" style:family="text">
      <style:text-properties style:font-name="Liberation Sans" style:font-name-asian="Droid Sans Fallback"/>
    </style:style>
  </office:automatic-styles>
  <office:body>
    <office:spreadsheet>
      <table:table table:name="Aggregated" table:style-name="ta1">
        <table:shapes>
          <draw:frame draw:z-index="0" draw:style-name="gr1" draw:text-style-name="P1" svg:width="6.6874in" svg:height="6.8815in" svg:x="1.4374in" svg:y="3.3882in">
            <draw:object draw:notify-on-update-of-ranges="Aggregated.B3:Aggregated.B18 Aggregated.T1:Aggregated.T1 Aggregated.V3:Aggregated.V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ggregated.B3:Aggregated.B10 Aggregated.Z2:Aggregated.Z2 Aggregated.Z3:Aggregated.Z10 Aggregated.T1:Aggregated.T1 Aggregated.V3:Aggregated.V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726in" svg:height="4.4224in" svg:x="8.5929in" svg:y="10.5004in">
            <draw:object draw:notify-on-update-of-ranges="Aggregated.B11:Aggregated.B18 Aggregated.Z2:Aggregated.Z2 Aggregated.Z11:Aggregated.Z18 Aggregated.T1:Aggregated.T1 Aggregated.V11:Aggregated.V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6756in" svg:height="6.8913in" svg:x="8.6213in" svg:y="3.3988in">
            <draw:object draw:notify-on-update-of-ranges="Aggregated.B3:Aggregated.B18 Aggregated.H1:Aggregated.H1 Aggregated.J3:Aggregated.J1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1" draw:text-style-name="P1" svg:width="6.2988in" svg:height="6.9126in" svg:x="15.7902in" svg:y="3.3571in">
            <draw:object draw:notify-on-update-of-ranges="Aggregated.B3:Aggregated.B18 Aggregated.L1:Aggregated.L1 Aggregated.N3:Aggregated.N1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5" draw:style-name="gr1" draw:text-style-name="P1" svg:width="6.2988in" svg:height="7.1012in" svg:x="15.8157in" svg:y="10.4992in">
            <draw:object draw:notify-on-update-of-ranges="Aggregated.B3:Aggregated.B18 Aggregated.P1:Aggregated.P1 Aggregated.R3:Aggregated.R18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6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/>
          <table:table-cell table:style-name="ce11" office:value-type="string" calcext:value-type="string" table:number-columns-spanned="2" table:number-rows-spanned="17">
            <text:p><text:span text:style-name="T1">Test Environment:</text:span></text:p>
            <text:p>Board: BDB2B</text:p>
            <text:p>AP module: BBB (Debian Image 2015-03-01 kernel 4.1.4-bone15 with greybus driver).</text:p>
            <text:p>All tests done sequentially, no AP/BDB reboot in between.</text:p>
            <text:p>loopback_test ran 3 times for each unipro speed.</text:p>
            <text:p>Firmware HEAD: </text:p>
            <text:p>Greybus HEAD:</text:p>
            <text:p>Gbsim HEAD:</text:p>
            <text:p/>
            <text:p><text:span text:style-name="T2">Requests/sec</text:span><text:span text:style-name="T3">: amount of greybus loopback sink operations completed per seconds</text:span></text:p>
            <text:p><text:span text:style-name="T2">Latency</text:span><text:span text:style-name="T3">: delay between the time AP generates a sink request and receives a sink response from the peer</text:span></text:p>
            <text:p><text:span text:style-name="T2">Greybus-only latency</text:span><text:span text:style-name="T3">: same as latency, but measured at Greybus level, not application level</text:span></text:p>
            <text:p><text:span text:style-name="T2">Throughput</text:span><text:span text:style-name="T3">: amount of data (in bytes) per seconds transferred between AP and remote peer (including headers)</text:span>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/>
          <table:covered-table-cell table:number-columns-repeated="2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ggregated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/>
          <table:covered-table-cell table:number-columns-repeated="2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2" table:style-name="ta1">
        <table:shapes>
          <draw:frame draw:z-index="0" draw:style-name="gr1" draw:text-style-name="P1" svg:width="6.6874in" svg:height="6.8815in" svg:x="1.4374in" svg:y="3.3882in">
            <draw:object draw:notify-on-update-of-ranges="APB2.B3:APB2.B18 APB2.T1:APB2.T1 APB2.V3:APB2.V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2.B3:APB2.B10 APB2.Z2:APB2.Z2 APB2.Z3:APB2.Z10 Aggregated.T1:Aggregated.T1 Aggregated.V3:Aggregated.V1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726in" svg:height="4.4224in" svg:x="8.6256in" svg:y="10.4795in">
            <draw:object draw:notify-on-update-of-ranges="APB2.B11:APB2.B18 APB2.Z2:APB2.Z2 APB2.Z11:APB2.Z18 Aggregated.T1:Aggregated.T1 Aggregated.V11:Aggregated.V1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6756in" svg:height="6.8811in" svg:x="8.6213in" svg:y="3.3988in">
            <draw:object draw:notify-on-update-of-ranges="APB2.B3:APB2.B18 APB2.H1:APB2.H1 APB2.J3:APB2.J18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2988in" svg:height="6.8913in" svg:x="15.7795in" svg:y="3.378in">
            <draw:object draw:notify-on-update-of-ranges="APB2.B3:APB2.B18 APB2.L1:APB2.L1 APB2.N3:APB2.N18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6.2988in" svg:height="7.1012in" svg:x="15.7937in" svg:y="10.4996in">
            <draw:object draw:notify-on-update-of-ranges="APB2.B3:APB2.B18 APB2.P1:APB2.P1 APB2.R3:APB2.R18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2</text:p>
          </table:table-cell>
          <table:table-cell table:style-name="ce7" table:number-columns-repeated="19"/>
          <table:table-cell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 table:number-columns-repeated="3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APB3" table:style-name="ta1">
        <table:shapes>
          <draw:frame draw:z-index="0" draw:style-name="gr1" draw:text-style-name="P1" svg:width="6.6874in" svg:height="6.8815in" svg:x="1.4374in" svg:y="3.3882in">
            <draw:object draw:notify-on-update-of-ranges="APB3.B3:APB3.B18 APB3.T1:APB3.T1 APB3.V3:APB3.V18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3.B3:APB3.B10 APB3.Z2:APB3.Z2 APB3.Z3:APB3.Z10 APB3.T1:APB3.T1 APB3.V3:APB3.V10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6.726in" svg:height="4.4224in" svg:x="8.6256in" svg:y="10.4898in">
            <draw:object draw:notify-on-update-of-ranges="APB3.B11:APB3.B18 APB3.Z2:APB3.Z2 APB3.Z11:APB3.Z18 APB3.T1:APB3.T1 APB3.V11:APB3.V1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6.6756in" svg:height="6.9122in" svg:x="8.6213in" svg:y="3.3988in">
            <draw:object draw:notify-on-update-of-ranges="APB3.B3:APB3.B18 APB3.H1:APB3.H1 APB3.J3:APB3.J1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6.2988in" svg:height="7.1012in" svg:x="15.8012in" svg:y="3.3677in">
            <draw:object draw:notify-on-update-of-ranges="APB3.B3:APB3.B18 APB3.L1:APB3.L1 APB3.N3:APB3.N18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6.2988in" svg:height="7.1012in" svg:x="15.7941in" svg:y="10.6772in">
            <draw:object draw:notify-on-update-of-ranges="APB3.B3:APB3.B18 APB3.P1:APB3.P1 APB3.R3:APB3.R18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2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APB3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 table:number-columns-repeated="3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GPB1" table:style-name="ta1">
        <table:shapes>
          <draw:frame draw:z-index="0" draw:style-name="gr1" draw:text-style-name="P1" svg:width="6.6874in" svg:height="6.8815in" svg:x="1.4374in" svg:y="3.3882in">
            <draw:object draw:notify-on-update-of-ranges="APB3.B3:APB3.B18 APB3.T1:APB3.T1 APB3.V3:APB3.V1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6.7441in" svg:height="4.2244in" svg:x="1.4268in" svg:y="10.4894in">
            <draw:object draw:notify-on-update-of-ranges="APB3.B3:APB3.B10 APB3.Z2:APB3.Z2 APB3.Z3:APB3.Z10 APB3.T1:APB3.T1 APB3.V3:APB3.V10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" draw:style-name="gr1" draw:text-style-name="P1" svg:width="6.726in" svg:height="4.4224in" svg:x="8.6256in" svg:y="10.4898in">
            <draw:object draw:notify-on-update-of-ranges="APB3.B11:APB3.B18 APB3.Z2:APB3.Z2 APB3.Z11:APB3.Z18 APB3.T1:APB3.T1 APB3.V11:APB3.V18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6.6756in" svg:height="6.9122in" svg:x="8.6213in" svg:y="3.3988in">
            <draw:object draw:notify-on-update-of-ranges="GPB1.B3:GPB1.B18 GPB1.H1:GPB1.H1 GPB1.J3:GPB1.J18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4" draw:style-name="gr1" draw:text-style-name="P1" svg:width="6.2988in" svg:height="7.1012in" svg:x="15.8012in" svg:y="3.3677in">
            <draw:object draw:notify-on-update-of-ranges="APB3.B3:APB3.B18 APB3.L1:APB3.L1 APB3.N3:APB3.N18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5" draw:style-name="gr1" draw:text-style-name="P1" svg:width="6.2988in" svg:height="7.1012in" svg:x="15.7941in" svg:y="10.6772in">
            <draw:object draw:notify-on-update-of-ranges="APB3.B3:APB3.B18 APB3.P1:APB3.P1 APB3.R3:APB3.R18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10" table:default-cell-style-name="Default"/>
        <table:table-column table:style-name="co24" table:number-columns-repeated="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Unipro Speed</text:p>
          </table:table-cell>
          <table:table-cell table:style-name="ce1" office:value-type="string" calcext:value-type="string">
            <text:p>Operation</text:p>
          </table:table-cell>
          <table:table-cell table:style-name="ce12" office:value-type="string" calcext:value-type="string">
            <text:p>Devic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Iteration</text:p>
          </table:table-cell>
          <table:table-cell table:style-name="ce1" office:value-type="string" calcext:value-type="string">
            <text:p>Error</text:p>
          </table:table-cell>
          <table:table-cell table:style-name="ce8" office:value-type="string" calcext:value-type="string" table:number-columns-spanned="4" table:number-rows-spanned="1">
            <text:p>Requests/sec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Latency (u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Greybus-only Latency (ns)</text:p>
          </table:table-cell>
          <table:covered-table-cell table:number-columns-repeated="3" table:style-name="ce1"/>
          <table:table-cell table:style-name="ce8" office:value-type="string" calcext:value-type="string" table:number-columns-spanned="4" table:number-rows-spanned="1">
            <text:p>Throughput (Bytes/sec)</text:p>
          </table:table-cell>
          <table:covered-table-cell table:number-columns-repeated="3" table:style-name="ce1"/>
          <table:table-cell table:number-columns-repeated="6"/>
        </table:table-row>
        <table:table-row table:style-name="ro1">
          <table:table-cell table:style-name="ce1" table:number-columns-repeated="7"/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jitter</text:p>
          </table:table-cell>
          <table:table-cell/>
          <table:table-cell table:style-name="ce8" office:value-type="string" calcext:value-type="string">
            <text:p>Unipro Speed</text:p>
          </table:table-cell>
          <table:table-cell table:style-name="ce1" office:value-type="string" calcext:value-type="string">
            <text:p>Specified Throughput (B/sec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49</text:p>
          </table:table-cell>
          <table:table-cell table:style-name="ce4" office:value-type="string" calcext:value-type="string">
            <text:p>PWM-G1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1 lane</text:p>
          </table:table-cell>
          <table:table-cell table:style-name="ce10" table:formula="of:=2400000/8" office:value-type="float" office:value="300000" calcext:value-type="float">
            <text:p>3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3:56</text:p>
          </table:table-cell>
          <table:table-cell table:style-name="ce4" office:value-type="string" calcext:value-type="string">
            <text:p>PWM-G2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1 lane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</text:p>
          </table:table-cell>
          <table:table-cell table:style-name="ce4" office:value-type="string" calcext:value-type="string">
            <text:p>PWM-G3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1 lane</text:p>
          </table:table-cell>
          <table:table-cell table:style-name="ce10" table:formula="of:=[.Z3]*3" office:value-type="float" office:value="900000" calcext:value-type="float">
            <text:p>9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9</text:p>
          </table:table-cell>
          <table:table-cell table:style-name="ce4" office:value-type="string" calcext:value-type="string">
            <text:p>PWM-G4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1 lane</text:p>
          </table:table-cell>
          <table:table-cell table:style-name="ce10" table:formula="of:=[.Z3]*4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16</text:p>
          </table:table-cell>
          <table:table-cell table:style-name="ce4" office:value-type="string" calcext:value-type="string">
            <text:p>PWM-G1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1 - 2 lanes</text:p>
          </table:table-cell>
          <table:table-cell table:style-name="ce10" table:formula="of:=[.Z3]*2" office:value-type="float" office:value="600000" calcext:value-type="float">
            <text:p>6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3</text:p>
          </table:table-cell>
          <table:table-cell table:style-name="ce4" office:value-type="string" calcext:value-type="string">
            <text:p>PWM-G2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2 - 2 lanes</text:p>
          </table:table-cell>
          <table:table-cell table:style-name="ce10" table:formula="of:=[.Z4]*2" office:value-type="float" office:value="1200000" calcext:value-type="float">
            <text:p>12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29</text:p>
          </table:table-cell>
          <table:table-cell table:style-name="ce4" office:value-type="string" calcext:value-type="string">
            <text:p>PWM-G3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3 - 2 lanes</text:p>
          </table:table-cell>
          <table:table-cell table:style-name="ce10" table:formula="of:=[.Z5]*2" office:value-type="float" office:value="1800000" calcext:value-type="float">
            <text:p>18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36</text:p>
          </table:table-cell>
          <table:table-cell table:style-name="ce4" office:value-type="string" calcext:value-type="string">
            <text:p>PWM-G4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PWM-G4 - 2 lanes</text:p>
          </table:table-cell>
          <table:table-cell table:style-name="ce10" table:formula="of:=[.Z6]*2" office:value-type="float" office:value="2400000" calcext:value-type="float">
            <text:p>24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3</text:p>
          </table:table-cell>
          <table:table-cell table:style-name="ce4" office:value-type="string" calcext:value-type="string">
            <text:p>HS-G1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1 lane</text:p>
          </table:table-cell>
          <table:table-cell table:style-name="ce10" table:formula="of:=1000000000/8" office:value-type="float" office:value="125000000" calcext:value-type="float">
            <text:p>125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49</text:p>
          </table:table-cell>
          <table:table-cell table:style-name="ce4" office:value-type="string" calcext:value-type="string">
            <text:p>HS-G2A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1 lane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4:56</text:p>
          </table:table-cell>
          <table:table-cell table:style-name="ce4" office:value-type="string" calcext:value-type="string">
            <text:p>HS-G1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A - 2 lanes</text:p>
          </table:table-cell>
          <table:table-cell table:style-name="ce10" table:formula="of:=[.Z11]*2" office:value-type="float" office:value="250000000" calcext:value-type="float">
            <text:p>25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</text:p>
          </table:table-cell>
          <table:table-cell table:style-name="ce4" office:value-type="string" calcext:value-type="string">
            <text:p>HS-G2A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A - 2 lanes</text:p>
          </table:table-cell>
          <table:table-cell table:style-name="ce10" table:formula="of:=[.Z12]*2" office:value-type="float" office:value="500000000" calcext:value-type="float">
            <text:p>5000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0</text:p>
          </table:table-cell>
          <table:table-cell table:style-name="ce4" office:value-type="string" calcext:value-type="string">
            <text:p>HS-G1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1 lane</text:p>
          </table:table-cell>
          <table:table-cell table:style-name="ce10" table:formula="of:=[.Z11]*1.17" office:value-type="float" office:value="146250000" calcext:value-type="float">
            <text:p>14625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17</text:p>
          </table:table-cell>
          <table:table-cell table:style-name="ce4" office:value-type="string" calcext:value-type="string">
            <text:p>HS-G2B - 1 lane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1 lane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24</text:p>
          </table:table-cell>
          <table:table-cell table:style-name="ce4" office:value-type="string" calcext:value-type="string">
            <text:p>HS-G1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1B - 2 lanes</text:p>
          </table:table-cell>
          <table:table-cell table:style-name="ce10" table:formula="of:=[.Z15]*2" office:value-type="float" office:value="292500000" calcext:value-type="float">
            <text:p>29250000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015-8-20 19:55:31</text:p>
          </table:table-cell>
          <table:table-cell table:style-name="ce4" office:value-type="string" calcext:value-type="string">
            <text:p>HS-G2B - 2 lanes</text:p>
          </table:table-cell>
          <table:table-cell table:style-name="ce5" office:value-type="string" calcext:value-type="string">
            <text:p>sink</text:p>
          </table:table-cell>
          <table:table-cell table:style-name="ce5" office:value-type="string" calcext:value-type="string">
            <text:p>GPB1</text:p>
          </table:table-cell>
          <table:table-cell table:style-name="ce7" table:number-columns-repeated="19"/>
          <table:table-cell table:style-name="ce13"/>
          <table:table-cell table:style-name="ce9" office:value-type="string" calcext:value-type="string">
            <text:p>HS-G2B - 2 lanes</text:p>
          </table:table-cell>
          <table:table-cell table:style-name="ce10" table:formula="of:=[.Z17]*2" office:value-type="float" office:value="585000000" calcext:value-type="float">
            <text:p>585000000</text:p>
          </table:table-cell>
          <table:table-cell table:number-columns-repeated="3"/>
        </table:table-row>
        <table:table-row table:style-name="ro1" table:number-rows-repeated="19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 style:data-style-name="N2" text:time-value="12:11:50.3972675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5-08-31T12:13:35.980968621</dc:date>
    <dc:creator>pat </dc:creator>
    <meta:editing-duration>PT10H20M53S</meta:editing-duration>
    <meta:editing-cycles>72</meta:editing-cycles>
    <meta:document-statistic meta:table-count="4" meta:cell-count="501"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2.086cm" svg:y="0.485cm" chart:style-name="ch2">
          <text:p>Aggregated (APB2 + APB3)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ggregated.B3:Aggregated.B18 Aggregated.T1:Aggregated.T1 Aggregated.V3:Aggregated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V3:Aggregated.V18" chart:label-cell-address="Aggregated.T1:Aggregated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V3:Aggregated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59cm" xlink:href=".." xlink:type="simple" chart:class="chart:bar" chart:style-name="ch1">
        <chart:title svg:x="1.395cm" svg:y="0.487cm" chart:style-name="ch2">
          <text:p>Aggregated (APB2 + APB3) Greybus Sink Operation Total Latency</text:p>
        </chart:title>
        <chart:subtitle svg:x="4.186cm" svg:y="1.643cm" chart:style-name="ch3">
          <text:p>(BDB2B, 512B data payload, 100 iterations)</text:p>
        </chart:subtitle>
        <chart:legend chart:legend-position="end" svg:x="13.34cm" svg:y="8.48cm" style:legend-expansion="high" chart:style-name="ch4"/>
        <chart:plot-area chart:style-name="ch5" table:cell-range-address="Aggregated.B3:Aggregated.B18 Aggregated.L1:Aggregated.L1 Aggregated.N3:Aggregated.N18" chart:data-source-has-labels="both" svg:x="1.331cm" svg:y="2.703cm" svg:width="11.689cm" svg:height="13.524cm">
          <chartooo:coordinate-region svg:x="4.413cm" svg:y="2.703cm" svg:width="8.42cm" svg:height="12.877cm"/>
          <chart:axis chart:dimension="x" chart:name="primary-x" chart:style-name="ch6" chartooo:axis-type="auto">
            <chartooo:date-scale/>
            <chart:title svg:x="0.451cm" svg:y="10.528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231cm" svg:y="16.578cm" chart:style-name="ch9">
              <text:p>Latency (us)</text:p>
            </chart:title>
            <chart:grid chart:style-name="ch10" chart:class="major"/>
          </chart:axis>
          <chart:series chart:style-name="ch11" chart:values-cell-range-address="Aggregated.N3:Aggregated.N18" chart:label-cell-address="Aggregated.L1:Aggregated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ggregated.L1:Aggregated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N3:Aggregated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1.421cm" svg:y="0.496cm" chart:style-name="ch2">
          <text:p>Aggregated (APB2 + APB3)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ggregated.B3:Aggregated.B18 Aggregated.P1:Aggregated.P1 Aggregated.R3:Aggregated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ggregated.R3:Aggregated.R18" chart:label-cell-address="Aggregated.P1:Aggregated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ggregated.P1:Aggregated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R3:Aggregated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78cm" svg:y="0.496cm" chart:style-name="ch2">
          <text:p>APB2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2.B3:APB2.B18 APB2.P1:APB2.P1 APB2.R3:APB2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2.R3:APB2.R18" chart:label-cell-address="APB2.P1:APB2.P1" chart:class="chart:bar">
            <chart:data-point chart:repeated="14"/>
            <chart:data-point chart:style-name="ch12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2.P1:APB2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R3:APB2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3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3.B3:APB3.B18 APB3.T1:APB3.T1 APB3.V3:APB3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3.V3:APB3.V18" chart:label-cell-address="APB3.T1:APB3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V3:APB3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55cm" svg:y="0.35cm" chart:style-name="ch2">
          <text:p>APB3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3.B3:APB3.B10 APB3.Z2:APB3.Z10 APB3.T1:APB3.T1 APB3.V3:APB3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3.B3:APB3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3.Z3:APB3.Z10" chart:label-cell-address="APB3.Z2:APB3.Z2" chart:class="chart:bar">
            <chart:data-point chart:repeated="8"/>
          </chart:series>
          <chart:series chart:style-name="ch12" chart:values-cell-range-address="APB3.V3:APB3.V10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0</svg:desc>
                </draw:g>
              </table:table-cell>
              <table:table-cell office:value-type="float" office:value="300000">
                <text:p>300000</text:p>
                <draw:g>
                  <svg:desc>APB3.Z3:APB3.Z10</svg:desc>
                </draw:g>
              </table:table-cell>
              <table:table-cell office:value-type="float" office:value="NaN">
                <text:p>NaN</text:p>
                <draw:g>
                  <svg:desc>APB3.V3:APB3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32cm" svg:y="0.36cm" chart:style-name="ch2">
          <text:p>APB3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3.B11:APB3.B18 APB3.Z2:APB3.Z2 APB3.Z11:APB3.Z18 APB3.T1:APB3.T1 APB3.V11:APB3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3.B11:APB3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3.Z11:APB3.Z18" chart:label-cell-address="APB3.Z2:APB3.Z2" chart:class="chart:bar">
            <chart:data-point chart:repeated="8"/>
          </chart:series>
          <chart:series chart:style-name="ch12" chart:values-cell-range-address="APB3.V11:APB3.V18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PB3.B11:APB3.B18</svg:desc>
                </draw:g>
              </table:table-cell>
              <table:table-cell office:value-type="float" office:value="125000000">
                <text:p>125000000</text:p>
                <draw:g>
                  <svg:desc>APB3.Z11:APB3.Z18</svg:desc>
                </draw:g>
              </table:table-cell>
              <table:table-cell office:value-type="float" office:value="NaN">
                <text:p>NaN</text:p>
                <draw:g>
                  <svg:desc>APB3.V11:APB3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58cm" xlink:href=".." xlink:type="simple" chart:class="chart:bar" chart:style-name="ch1">
        <chart:title svg:x="3.937cm" svg:y="0.487cm" chart:style-name="ch2">
          <text:p>APB3 Greybus Sink Operation Performances</text:p>
        </chart:title>
        <chart:subtitle svg:x="4.664cm" svg:y="1.643cm" chart:style-name="ch3">
          <text:p>(BDB2B, 512B data payload, 100 iterations)</text:p>
        </chart:subtitle>
        <chart:legend chart:legend-position="end" svg:x="14.085cm" svg:y="8.48cm" style:legend-expansion="high" chart:style-name="ch4"/>
        <chart:plot-area chart:style-name="ch5" table:cell-range-address="APB3.B3:APB3.B18 APB3.H1:APB3.H1 APB3.J3:APB3.J18" chart:data-source-has-labels="both" svg:x="1.35cm" svg:y="2.703cm" svg:width="12.396cm" svg:height="13.523cm">
          <chartooo:coordinate-region svg:x="4.432cm" svg:y="2.703cm" svg:width="9.127cm" svg:height="12.876cm"/>
          <chart:axis chart:dimension="x" chart:name="primary-x" chart:style-name="ch6" chartooo:axis-type="auto">
            <chartooo:date-scale/>
            <chart:title svg:x="0.451cm" svg:y="10.527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155cm" svg:y="16.577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3.J3:APB3.J18" chart:label-cell-address="APB3.H1:APB3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3.H1:APB3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J3:APB3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51cm" svg:y="0.496cm" chart:style-name="ch2">
          <text:p>APB3 Greybus Sink Operation Total Latency</text:p>
        </chart:title>
        <chart:subtitle svg:x="4.186cm" svg:y="1.661cm" chart:style-name="ch3">
          <text:p>(BDB2B, 512B data payload, 100 iterations)</text:p>
        </chart:subtitle>
        <chart:legend chart:legend-position="end" svg:x="13.34cm" svg:y="8.72cm" style:legend-expansion="high" chart:style-name="ch4"/>
        <chart:plot-area chart:style-name="ch5" table:cell-range-address="APB3.B3:APB3.B18 APB3.L1:APB3.L1 APB3.N3:APB3.N18" chart:data-source-has-labels="both" svg:x="1.331cm" svg:y="2.73cm" svg:width="11.689cm" svg:height="13.967cm">
          <chartooo:coordinate-region svg:x="4.413cm" svg:y="2.73cm" svg:width="8.42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231cm" svg:y="17.057cm" chart:style-name="ch9">
              <text:p>Latency (us)</text:p>
            </chart:title>
            <chart:grid chart:style-name="ch10" chart:class="major"/>
          </chart:axis>
          <chart:series chart:style-name="ch11" chart:values-cell-range-address="APB3.N3:APB3.N18" chart:label-cell-address="APB3.L1:APB3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3.L1:APB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N3:APB3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78cm" svg:y="0.496cm" chart:style-name="ch2">
          <text:p>APB3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3.B3:APB3.B18 APB3.P1:APB3.P1 APB3.R3:APB3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3.R3:APB3.R18" chart:label-cell-address="APB3.P1:APB3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3.P1:APB3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R3:APB3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3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3.B3:APB3.B18 APB3.T1:APB3.T1 APB3.V3:APB3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3.V3:APB3.V18" chart:label-cell-address="APB3.T1:APB3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V3:APB3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0.399cm" svg:y="0.35cm" chart:style-name="ch2">
          <text:p>Aggregated (APB2 + APB3)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ggregated.B3:Aggregated.B10 Aggregated.Z2:Aggregated.Z10 Aggregated.T1:Aggregated.T1 Aggregated.V3:Aggregated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ggregated.B3:Aggregated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3:Aggregated.Z10" chart:label-cell-address="Aggregated.Z2:Aggregated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0</svg:desc>
                </draw:g>
              </table:table-cell>
              <table:table-cell office:value-type="float" office:value="300000">
                <text:p>300000</text:p>
                <draw:g>
                  <svg:desc>Aggregated.Z3:Aggregated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29cm" svg:y="0.35cm" chart:style-name="ch2">
          <text:p>GPB1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3.B3:APB3.B10 APB3.Z2:APB3.Z10 APB3.T1:APB3.T1 APB3.V3:APB3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3.B3:APB3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3.Z3:APB3.Z10" chart:label-cell-address="APB3.Z2:APB3.Z2" chart:class="chart:bar">
            <chart:data-point chart:repeated="8"/>
          </chart:series>
          <chart:series chart:style-name="ch12" chart:values-cell-range-address="APB3.V3:APB3.V10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0</svg:desc>
                </draw:g>
              </table:table-cell>
              <table:table-cell office:value-type="float" office:value="300000">
                <text:p>300000</text:p>
                <draw:g>
                  <svg:desc>APB3.Z3:APB3.Z10</svg:desc>
                </draw:g>
              </table:table-cell>
              <table:table-cell office:value-type="float" office:value="NaN">
                <text:p>NaN</text:p>
                <draw:g>
                  <svg:desc>APB3.V3:APB3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06cm" svg:y="0.36cm" chart:style-name="ch2">
          <text:p>GPB1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3.B11:APB3.B18 APB3.Z2:APB3.Z2 APB3.Z11:APB3.Z18 APB3.T1:APB3.T1 APB3.V11:APB3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3.B11:APB3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3.Z11:APB3.Z18" chart:label-cell-address="APB3.Z2:APB3.Z2" chart:class="chart:bar">
            <chart:data-point chart:repeated="8"/>
          </chart:series>
          <chart:series chart:style-name="ch12" chart:values-cell-range-address="APB3.V11:APB3.V18" chart:label-cell-address="APB3.T1:APB3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3.Z2:APB3.Z2</svg:desc>
                </draw:g>
              </table:table-cell>
              <table:table-cell office:value-type="string">
                <text:p>Throughput (Bytes/sec)</text:p>
                <draw:g>
                  <svg:desc>APB3.T1:APB3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PB3.B11:APB3.B18</svg:desc>
                </draw:g>
              </table:table-cell>
              <table:table-cell office:value-type="float" office:value="125000000">
                <text:p>125000000</text:p>
                <draw:g>
                  <svg:desc>APB3.Z11:APB3.Z18</svg:desc>
                </draw:g>
              </table:table-cell>
              <table:table-cell office:value-type="float" office:value="NaN">
                <text:p>NaN</text:p>
                <draw:g>
                  <svg:desc>APB3.V11:APB3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58cm" xlink:href=".." xlink:type="simple" chart:class="chart:bar" chart:style-name="ch1">
        <chart:title svg:x="3.91cm" svg:y="0.487cm" chart:style-name="ch2">
          <text:p>GPB1 Greybus Sink Operation Performances</text:p>
        </chart:title>
        <chart:subtitle svg:x="4.664cm" svg:y="1.643cm" chart:style-name="ch3">
          <text:p>(BDB2B, 512B data payload, 100 iterations)</text:p>
        </chart:subtitle>
        <chart:legend chart:legend-position="end" svg:x="14.085cm" svg:y="8.48cm" style:legend-expansion="high" chart:style-name="ch4"/>
        <chart:plot-area chart:style-name="ch5" table:cell-range-address="GPB1.B3:GPB1.B18 GPB1.H1:GPB1.H1 GPB1.J3:GPB1.J18" chart:data-source-has-labels="both" svg:x="1.35cm" svg:y="2.703cm" svg:width="12.396cm" svg:height="13.523cm">
          <chartooo:coordinate-region svg:x="4.432cm" svg:y="2.703cm" svg:width="9.127cm" svg:height="12.876cm"/>
          <chart:axis chart:dimension="x" chart:name="primary-x" chart:style-name="ch6" chartooo:axis-type="auto">
            <chartooo:date-scale/>
            <chart:title svg:x="0.451cm" svg:y="10.527cm" chart:style-name="ch7">
              <text:p>Unipro Speed</text:p>
            </chart:title>
            <chart:categories table:cell-range-address="GPB1.B3:GPB1.B18"/>
          </chart:axis>
          <chart:axis chart:dimension="y" chart:name="primary-y" chart:style-name="ch8">
            <chart:title svg:x="6.155cm" svg:y="16.577cm" chart:style-name="ch9">
              <text:p>Sink Requests/sec</text:p>
            </chart:title>
            <chart:grid chart:style-name="ch10" chart:class="major"/>
          </chart:axis>
          <chart:series chart:style-name="ch11" chart:values-cell-range-address="GPB1.J3:GPB1.J18" chart:label-cell-address="GPB1.H1:GPB1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GPB1.H1:GPB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GPB1.B3:GPB1.B18</svg:desc>
                </draw:g>
              </table:table-cell>
              <table:table-cell office:value-type="float" office:value="NaN">
                <text:p>NaN</text:p>
                <draw:g>
                  <svg:desc>GPB1.J3:GPB1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25cm" svg:y="0.496cm" chart:style-name="ch2">
          <text:p>GPB1 Greybus Sink Operation Total Latency</text:p>
        </chart:title>
        <chart:subtitle svg:x="4.186cm" svg:y="1.661cm" chart:style-name="ch3">
          <text:p>(BDB2B, 512B data payload, 100 iterations)</text:p>
        </chart:subtitle>
        <chart:legend chart:legend-position="end" svg:x="13.34cm" svg:y="8.72cm" style:legend-expansion="high" chart:style-name="ch4"/>
        <chart:plot-area chart:style-name="ch5" table:cell-range-address="APB3.B3:APB3.B18 APB3.L1:APB3.L1 APB3.N3:APB3.N18" chart:data-source-has-labels="both" svg:x="1.331cm" svg:y="2.73cm" svg:width="11.689cm" svg:height="13.967cm">
          <chartooo:coordinate-region svg:x="4.413cm" svg:y="2.73cm" svg:width="8.42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6.231cm" svg:y="17.057cm" chart:style-name="ch9">
              <text:p>Latency (us)</text:p>
            </chart:title>
            <chart:grid chart:style-name="ch10" chart:class="major"/>
          </chart:axis>
          <chart:series chart:style-name="ch11" chart:values-cell-range-address="APB3.N3:APB3.N18" chart:label-cell-address="APB3.L1:APB3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3.L1:APB3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N3:APB3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8.038cm" xlink:href=".." xlink:type="simple" chart:class="chart:bar" chart:style-name="ch1">
        <chart:title svg:x="3.551cm" svg:y="0.496cm" chart:style-name="ch2">
          <text:p>GPB1 Greybus-only Sink Operation Latency</text:p>
        </chart:title>
        <chart:subtitle svg:x="4.186cm" svg:y="1.661cm" chart:style-name="ch3">
          <text:p>(BDB2B, 512B data payload, 100 iterations)</text:p>
        </chart:subtitle>
        <chart:legend chart:legend-position="end" svg:x="11.197cm" svg:y="8.72cm" style:legend-expansion="high" chart:style-name="ch4"/>
        <chart:plot-area chart:style-name="ch5" table:cell-range-address="APB3.B3:APB3.B18 APB3.P1:APB3.P1 APB3.R3:APB3.R18" chart:data-source-has-labels="both" svg:x="1.331cm" svg:y="2.73cm" svg:width="9.546cm" svg:height="13.967cm">
          <chartooo:coordinate-region svg:x="4.413cm" svg:y="2.73cm" svg:width="6.277cm" svg:height="13.32cm"/>
          <chart:axis chart:dimension="x" chart:name="primary-x" chart:style-name="ch6" chartooo:axis-type="auto">
            <chartooo:date-scale/>
            <chart:title svg:x="0.451cm" svg:y="10.776cm" chart:style-name="ch7">
              <text:p>Unipro Speed</text:p>
            </chart:title>
            <chart:categories table:cell-range-address="APB3.B3:APB3.B18"/>
          </chart:axis>
          <chart:axis chart:dimension="y" chart:name="primary-y" chart:style-name="ch8">
            <chart:title svg:x="5.16cm" svg:y="17.057cm" chart:style-name="ch9">
              <text:p>Latency (ns)</text:p>
            </chart:title>
            <chart:grid chart:style-name="ch10" chart:class="major"/>
          </chart:axis>
          <chart:series chart:style-name="ch11" chart:values-cell-range-address="APB3.R3:APB3.R18" chart:label-cell-address="APB3.P1:APB3.P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eybus-only Latency (ns)</text:p>
                <draw:g>
                  <svg:desc>APB3.P1:APB3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3.B3:APB3.B18</svg:desc>
                </draw:g>
              </table:table-cell>
              <table:table-cell office:value-type="float" office:value="NaN">
                <text:p>NaN</text:p>
                <draw:g>
                  <svg:desc>APB3.R3:APB3.R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0.376cm" svg:y="0.36cm" chart:style-name="ch2">
          <text:p>Aggregated (APB2 + APB3)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ggregated.B11:Aggregated.B18 Aggregated.Z2:Aggregated.Z2 Aggregated.Z11:Aggregated.Z18 Aggregated.T1:Aggregated.T1 Aggregated.V11:Aggregated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ggregated.B11:Aggregated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ggregated.Z11:Aggregated.Z18" chart:label-cell-address="Aggregated.Z2:Aggregated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ggregated.Z2:Aggregated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ggregated.B11:Aggregated.B18</svg:desc>
                </draw:g>
              </table:table-cell>
              <table:table-cell office:value-type="float" office:value="125000000">
                <text:p>125000000</text:p>
                <draw:g>
                  <svg:desc>Aggregated.Z11:Aggregated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87cm" svg:height="17.48cm" xlink:href=".." xlink:type="simple" chart:class="chart:bar" chart:style-name="ch1">
        <chart:title svg:x="4.243cm" svg:y="0.485cm" chart:style-name="ch2">
          <text:p>APB2 Greybus Sink Operation Throughput</text:p>
        </chart:title>
        <chart:subtitle svg:x="4.679cm" svg:y="1.639cm" chart:style-name="ch3">
          <text:p>(BDB2B, 512B data payload, 100 iterations)</text:p>
        </chart:subtitle>
        <chart:legend chart:legend-position="end" svg:x="12.634cm" svg:y="8.441cm" style:legend-expansion="high" chart:style-name="ch4"/>
        <chart:plot-area chart:style-name="ch5" table:cell-range-address="APB2.B3:APB2.B18 APB2.T1:APB2.T1 APB2.V3:APB2.V18" chart:data-source-has-labels="both" svg:x="1.35cm" svg:y="2.697cm" svg:width="10.945cm" svg:height="13.453cm">
          <chartooo:coordinate-region svg:x="4.432cm" svg:y="2.697cm" svg:width="7.676cm" svg:height="12.806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077cm" svg:y="16.499cm" chart:style-name="ch9">
              <text:p>Bytes/sec</text:p>
            </chart:title>
            <chart:grid chart:style-name="ch10" chart:class="major"/>
          </chart:axis>
          <chart:series chart:style-name="ch11" chart:values-cell-range-address="APB2.V3:APB2.V18" chart:label-cell-address="APB2.T1:APB2.T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oughput (Bytes/sec)</text:p>
                <draw:g>
                  <svg:desc>APB2.T1:APB2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V3:APB2.V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131cm" svg:height="10.731cm" xlink:href=".." xlink:type="simple" chart:class="chart:bar" chart:style-name="ch1">
        <chart:title svg:x="2.555cm" svg:y="0.35cm" chart:style-name="ch2">
          <text:p>APB2 Greybus Sink Operation Throughput vs Specifications</text:p>
        </chart:title>
        <chart:subtitle svg:x="3.507cm" svg:y="1.369cm" chart:style-name="ch3">
          <text:p>(BDB2B, PWM Modes, 512B data payload, 100 iterations)</text:p>
        </chart:subtitle>
        <chart:legend chart:legend-position="end" svg:x="11.931cm" svg:y="4.817cm" style:legend-expansion="high" chart:style-name="ch4"/>
        <chart:plot-area chart:style-name="ch5" table:cell-range-address="APB2.B3:APB2.B10 APB2.Z2:APB2.Z10 Aggregated.T1:Aggregated.T1 Aggregated.V3:Aggregated.V10" chart:data-source-has-labels="both" svg:x="1.353cm" svg:y="2.292cm" svg:width="10.236cm" svg:height="7.244cm">
          <chartooo:coordinate-region svg:x="4.435cm" svg:y="2.292cm" svg:width="6.504cm" svg:height="6.597cm"/>
          <chart:axis chart:dimension="x" chart:name="primary-x" chart:style-name="ch6" chartooo:axis-type="auto">
            <chartooo:date-scale/>
            <chart:title svg:x="0.451cm" svg:y="6.977cm" chart:style-name="ch7">
              <text:p>Unipro Speed</text:p>
            </chart:title>
            <chart:categories table:cell-range-address="APB2.B3:APB2.B10"/>
          </chart:axis>
          <chart:axis chart:dimension="y" chart:name="primary-y" chart:style-name="ch8">
            <chart:title svg:x="5.726cm" svg:y="9.75cm" chart:style-name="ch9">
              <text:p>Bytes/sec</text:p>
            </chart:title>
            <chart:grid chart:style-name="ch10" chart:class="major"/>
          </chart:axis>
          <chart:series chart:style-name="ch11" chart:values-cell-range-address="APB2.Z3:APB2.Z10" chart:label-cell-address="APB2.Z2:APB2.Z2" chart:class="chart:bar">
            <chart:data-point chart:repeated="8"/>
          </chart:series>
          <chart:series chart:style-name="ch12" chart:values-cell-range-address="Aggregated.V3:Aggregated.V10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0</svg:desc>
                </draw:g>
              </table:table-cell>
              <table:table-cell office:value-type="float" office:value="300000">
                <text:p>300000</text:p>
                <draw:g>
                  <svg:desc>APB2.Z3:APB2.Z10</svg:desc>
                </draw:g>
              </table:table-cell>
              <table:table-cell office:value-type="float" office:value="NaN">
                <text:p>NaN</text:p>
                <draw:g>
                  <svg:desc>Aggregated.V3:Aggregated.V10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900000">
                <text:p>9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600000">
                <text:p>6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1200000">
                <text:p>12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1800000">
                <text:p>18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2400000">
                <text:p>24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60000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085cm" svg:height="11.234cm" xlink:href=".." xlink:type="simple" chart:class="chart:bar" chart:style-name="ch1">
        <chart:title svg:x="2.532cm" svg:y="0.36cm" chart:style-name="ch2">
          <text:p>APB2 Greybus Sink Operation Throughput vs Specifications</text:p>
        </chart:title>
        <chart:subtitle svg:x="3.696cm" svg:y="1.389cm" chart:style-name="ch3">
          <text:p>(BDB2B, HS Modes, 512B data payload, 100 iterations)</text:p>
        </chart:subtitle>
        <chart:legend chart:legend-position="end" svg:x="11.885cm" svg:y="5.069cm" style:legend-expansion="high" chart:style-name="ch4"/>
        <chart:plot-area chart:style-name="ch5" table:cell-range-address="APB2.B11:APB2.B18 APB2.Z2:APB2.Z2 APB2.Z11:APB2.Z18 Aggregated.T1:Aggregated.T1 Aggregated.V11:Aggregated.V18" chart:data-source-has-labels="both" svg:x="1.352cm" svg:y="2.322cm" svg:width="10.192cm" svg:height="7.707cm">
          <chartooo:coordinate-region svg:x="4.302cm" svg:y="2.322cm" svg:width="6.407cm" svg:height="7.06cm"/>
          <chart:axis chart:dimension="x" chart:name="primary-x" chart:style-name="ch6" chartooo:axis-type="auto">
            <chartooo:date-scale/>
            <chart:title svg:x="0.451cm" svg:y="7.238cm" chart:style-name="ch7">
              <text:p>Unipro Speed</text:p>
            </chart:title>
            <chart:categories table:cell-range-address="APB2.B11:APB2.B18"/>
          </chart:axis>
          <chart:axis chart:dimension="y" chart:name="primary-y" chart:style-name="ch8">
            <chart:title svg:x="5.703cm" svg:y="10.253cm" chart:style-name="ch9">
              <text:p>Bytes/sec</text:p>
            </chart:title>
            <chart:grid chart:style-name="ch10" chart:class="major"/>
          </chart:axis>
          <chart:series chart:style-name="ch11" chart:values-cell-range-address="APB2.Z11:APB2.Z18" chart:label-cell-address="APB2.Z2:APB2.Z2" chart:class="chart:bar">
            <chart:data-point chart:repeated="8"/>
          </chart:series>
          <chart:series chart:style-name="ch12" chart:values-cell-range-address="Aggregated.V11:Aggregated.V18" chart:label-cell-address="Aggregated.T1:Aggregated.T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ified Throughput (B/sec)</text:p>
                <draw:g>
                  <svg:desc>APB2.Z2:APB2.Z2</svg:desc>
                </draw:g>
              </table:table-cell>
              <table:table-cell office:value-type="string">
                <text:p>Throughput (Bytes/sec)</text:p>
                <draw:g>
                  <svg:desc>Aggregated.T1:Aggregated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-G1A - 1 lane</text:p>
                <draw:g>
                  <svg:desc>APB2.B11:APB2.B18</svg:desc>
                </draw:g>
              </table:table-cell>
              <table:table-cell office:value-type="float" office:value="125000000">
                <text:p>125000000</text:p>
                <draw:g>
                  <svg:desc>APB2.Z11:APB2.Z18</svg:desc>
                </draw:g>
              </table:table-cell>
              <table:table-cell office:value-type="float" office:value="NaN">
                <text:p>NaN</text:p>
                <draw:g>
                  <svg:desc>Aggregated.V11:Aggregated.V18</svg:desc>
                </draw:g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250000000">
                <text:p>25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500000000">
                <text:p>5000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146250000">
                <text:p>14625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292500000">
                <text:p>29250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585000000">
                <text:p>58500000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479cm" xlink:href=".." xlink:type="simple" chart:class="chart:bar" chart:style-name="ch1">
        <chart:title svg:x="3.937cm" svg:y="0.485cm" chart:style-name="ch2">
          <text:p>APB2 Greybus Sink Operation Performances</text:p>
        </chart:title>
        <chart:subtitle svg:x="4.664cm" svg:y="1.639cm" chart:style-name="ch3">
          <text:p>(BDB2B, 512B data payload, 100 iterations)</text:p>
        </chart:subtitle>
        <chart:legend chart:legend-position="end" svg:x="14.085cm" svg:y="8.44cm" style:legend-expansion="high" chart:style-name="ch4"/>
        <chart:plot-area chart:style-name="ch5" table:cell-range-address="APB2.B3:APB2.B18 APB2.H1:APB2.H1 APB2.J3:APB2.J18" chart:data-source-has-labels="both" svg:x="1.35cm" svg:y="2.697cm" svg:width="12.396cm" svg:height="13.452cm">
          <chartooo:coordinate-region svg:x="4.432cm" svg:y="2.697cm" svg:width="9.127cm" svg:height="12.805cm"/>
          <chart:axis chart:dimension="x" chart:name="primary-x" chart:style-name="ch6" chartooo:axis-type="auto">
            <chartooo:date-scale/>
            <chart:title svg:x="0.451cm" svg:y="10.486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155cm" svg:y="16.498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PB2.J3:APB2.J18" chart:label-cell-address="APB2.H1:APB2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PB2.H1:APB2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J3:APB2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17.505cm" xlink:href=".." xlink:type="simple" chart:class="chart:bar" chart:style-name="ch1">
        <chart:title svg:x="3.551cm" svg:y="0.486cm" chart:style-name="ch2">
          <text:p>APB2 Greybus Sink Operation Total Latency</text:p>
        </chart:title>
        <chart:subtitle svg:x="4.186cm" svg:y="1.641cm" chart:style-name="ch3">
          <text:p>(BDB2B, 512B data payload, 100 iterations)</text:p>
        </chart:subtitle>
        <chart:legend chart:legend-position="end" svg:x="13.34cm" svg:y="8.453cm" style:legend-expansion="high" chart:style-name="ch4"/>
        <chart:plot-area chart:style-name="ch5" table:cell-range-address="APB2.B3:APB2.B18 APB2.L1:APB2.L1 APB2.N3:APB2.N18" chart:data-source-has-labels="both" svg:x="1.331cm" svg:y="2.7cm" svg:width="11.689cm" svg:height="13.474cm">
          <chartooo:coordinate-region svg:x="4.413cm" svg:y="2.7cm" svg:width="8.42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PB2.B3:APB2.B18"/>
          </chart:axis>
          <chart:axis chart:dimension="y" chart:name="primary-y" chart:style-name="ch8">
            <chart:title svg:x="6.231cm" svg:y="16.524cm" chart:style-name="ch9">
              <text:p>Latency (us)</text:p>
            </chart:title>
            <chart:grid chart:style-name="ch10" chart:class="major"/>
          </chart:axis>
          <chart:series chart:style-name="ch11" chart:values-cell-range-address="APB2.N3:APB2.N18" chart:label-cell-address="APB2.L1:APB2.L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(us)</text:p>
                <draw:g>
                  <svg:desc>APB2.L1:APB2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PB2.B3:APB2.B18</svg:desc>
                </draw:g>
              </table:table-cell>
              <table:table-cell office:value-type="float" office:value="NaN">
                <text:p>NaN</text:p>
                <draw:g>
                  <svg:desc>APB2.N3:APB2.N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957cm" svg:height="17.505cm" xlink:href=".." xlink:type="simple" chart:class="chart:bar" chart:style-name="ch1">
        <chart:title svg:x="1.78cm" svg:y="0.486cm" chart:style-name="ch2">
          <text:p>Aggregated (APB2 + APB3) Greybus Sink Operation Performances</text:p>
        </chart:title>
        <chart:subtitle svg:x="4.664cm" svg:y="1.641cm" chart:style-name="ch3">
          <text:p>(BDB2B, 512B data payload, 100 iterations)</text:p>
        </chart:subtitle>
        <chart:legend chart:legend-position="end" svg:x="14.085cm" svg:y="8.453cm" style:legend-expansion="high" chart:style-name="ch4"/>
        <chart:plot-area chart:style-name="ch5" table:cell-range-address="Aggregated.B3:Aggregated.B18 Aggregated.H1:Aggregated.H1 Aggregated.J3:Aggregated.J18" chart:data-source-has-labels="both" svg:x="1.35cm" svg:y="2.7cm" svg:width="12.396cm" svg:height="13.474cm">
          <chartooo:coordinate-region svg:x="4.432cm" svg:y="2.7cm" svg:width="9.127cm" svg:height="12.827cm"/>
          <chart:axis chart:dimension="x" chart:name="primary-x" chart:style-name="ch6" chartooo:axis-type="auto">
            <chartooo:date-scale/>
            <chart:title svg:x="0.451cm" svg:y="10.5cm" chart:style-name="ch7">
              <text:p>Unipro Speed</text:p>
            </chart:title>
            <chart:categories table:cell-range-address="Aggregated.B3:Aggregated.B18"/>
          </chart:axis>
          <chart:axis chart:dimension="y" chart:name="primary-y" chart:style-name="ch8">
            <chart:title svg:x="6.155cm" svg:y="16.524cm" chart:style-name="ch9">
              <text:p>Sink Requests/sec</text:p>
            </chart:title>
            <chart:grid chart:style-name="ch10" chart:class="major"/>
          </chart:axis>
          <chart:series chart:style-name="ch11" chart:values-cell-range-address="Aggregated.J3:Aggregated.J18" chart:label-cell-address="Aggregated.H1:Aggregated.H1" chart:class="chart:bar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uests/sec</text:p>
                <draw:g>
                  <svg:desc>Aggregated.H1:Aggregat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WM-G1 - 1 lane</text:p>
                <draw:g>
                  <svg:desc>Aggregated.B3:Aggregated.B18</svg:desc>
                </draw:g>
              </table:table-cell>
              <table:table-cell office:value-type="float" office:value="NaN">
                <text:p>NaN</text:p>
                <draw:g>
                  <svg:desc>Aggregated.J3:Aggregated.J18</svg:desc>
                </draw:g>
              </table:table-cell>
            </table:table-row>
            <table:table-row>
              <table:table-cell office:value-type="string">
                <text:p>PWM-G2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1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2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3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WM-G4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A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1 lane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1B - 2 lanes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S-G2B - 2 lanes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